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5eec6" officeooo:paragraph-rsid="0015eec6" style:font-weight-asian="bold" style:font-weight-complex="bold"/>
    </style:style>
    <style:style style:name="P2" style:family="paragraph" style:parent-style-name="Standard">
      <style:text-properties officeooo:rsid="0012f475" officeooo:paragraph-rsid="0012f475"/>
    </style:style>
    <style:style style:name="P3" style:family="paragraph" style:parent-style-name="Standard">
      <style:text-properties officeooo:rsid="0015eec6" officeooo:paragraph-rsid="0015eec6"/>
    </style:style>
    <style:style style:name="P4" style:family="paragraph" style:parent-style-name="Standard">
      <style:text-properties officeooo:rsid="0017e314" officeooo:paragraph-rsid="001b2f2e"/>
    </style:style>
    <style:style style:name="P5" style:family="paragraph" style:parent-style-name="Standard">
      <style:text-properties officeooo:rsid="00196f17" officeooo:paragraph-rsid="00196f17"/>
    </style:style>
    <style:style style:name="P6" style:family="paragraph" style:parent-style-name="Standard">
      <style:text-properties officeooo:rsid="00196f17" officeooo:paragraph-rsid="001b2f2e"/>
    </style:style>
    <style:style style:name="P7" style:family="paragraph" style:parent-style-name="Standard">
      <style:text-properties officeooo:rsid="001b2f2e" officeooo:paragraph-rsid="001b2f2e"/>
    </style:style>
    <style:style style:name="P8" style:family="paragraph">
      <style:paragraph-properties fo:text-align="center"/>
    </style:style>
    <style:style style:name="T1" style:family="text">
      <style:text-properties officeooo:rsid="0014bb69"/>
    </style:style>
    <style:style style:name="T2" style:family="text">
      <style:text-properties officeooo:rsid="0015eec6"/>
    </style:style>
    <style:style style:name="T3" style:family="text">
      <style:text-properties officeooo:rsid="0017e314"/>
    </style:style>
    <style:style style:name="T4" style:family="text">
      <style:text-properties officeooo:rsid="00196f17"/>
    </style:style>
    <style:style style:name="T5" style:family="text">
      <style:text-properties officeooo:rsid="001b2f2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Category<text:tab/><text:tab/><text:tab/><text:tab/><text:tab/><text:tab/><text:tab/><text:tab/>Product<text:tab/><text:tab/><text:tab/></text:p>
      <text:p text:style-name="P2">-----------<text:tab/><text:tab/><text:tab/><text:span text:style-name="T2">many to many</text:span><text:tab/><text:tab/><text:tab/><text:tab/>----------</text:p>
      <text:p text:style-name="P2"><draw:line text:anchor-type="paragraph" draw:z-index="1" draw:name="Shape2" draw:style-name="gr1" draw:text-style-name="P8" svg:x1="3.6862in" svg:y1="0.0965in" svg:x2="4.0299in" svg:y2="0.3047in"><text:p/></draw:line><draw:line text:anchor-type="paragraph" draw:z-index="3" draw:name="Shape4" draw:style-name="gr1" draw:text-style-name="P8" svg:x1="1.2484in" svg:y1="0.3047in" svg:x2="1.6547in" svg:y2="0.0445in"><text:p/></draw:line>1.categoryName<text:tab/><text:tab/><text:tab/><text:tab/><text:tab/><text:tab/><text:tab/>1.productId</text:p>
      <text:p text:style-name="P2"><draw:line text:anchor-type="paragraph" draw:z-index="0" draw:name="Shape1" draw:style-name="gr1" draw:text-style-name="P8" svg:x1="1.4571in" svg:y1="0.1028in" svg:x2="3.8008in" svg:y2="0.0925in"><text:p/></draw:line><draw:line text:anchor-type="paragraph" draw:z-index="2" draw:name="Shape3" draw:style-name="gr1" draw:text-style-name="P8" svg:x1="4.0295in" svg:y1="0.1134in" svg:x2="3.7693in" svg:y2="0.2799in"><text:p/></draw:line><draw:line text:anchor-type="paragraph" draw:z-index="4" draw:name="Shape5" draw:style-name="gr1" draw:text-style-name="P8" svg:x1="1.2484in" svg:y1="0.1134in" svg:x2="1.5921in" svg:y2="0.3114in"><text:p/></draw:line>2.<text:span text:style-name="T1">categroryId</text:span><text:tab/><text:tab/><text:tab/><text:tab/><text:tab/><text:tab/><text:tab/><text:tab/>2.productName</text:p>
      <text:p text:style-name="P2"><text:span text:style-name="T1">3.creationDate</text:span><text:tab/><text:tab/><text:tab/><text:tab/><text:tab/><text:tab/><text:tab/><text:tab/>3.productDetails</text:p>
      <text:p text:style-name="P2"><text:span text:style-name="T1">4.updationDate</text:span><text:tab/><text:tab/><text:tab/><text:tab/><text:tab/><text:tab/><text:tab/>4.prize</text:p>
      <text:p text:style-name="P2"><text:tab/><text:tab/><text:tab/><text:tab/><text:tab/><text:tab/><text:tab/><text:tab/><text:tab/>5.creationDate</text:p>
      <text:p text:style-name="P2"><text:tab/><text:tab/><text:tab/><text:tab/><text:tab/><text:tab/><text:tab/><text:tab/><text:tab/>6.updationDate</text:p>
      <text:p text:style-name="P2"><text:tab/><text:tab/><text:tab/><text:tab/><text:tab/><text:tab/><text:tab/><text:tab/><text:tab/>7.createdBy</text:p>
      <text:p text:style-name="P2"><text:tab/><text:tab/><text:tab/><text:tab/><text:tab/><text:tab/><text:tab/><text:tab/><text:tab/>8.updatedBy</text:p>
      <text:p text:style-name="P2"/>
      <text:p text:style-name="P2"/>
      <text:p text:style-name="P2"/>
      <text:p text:style-name="P2"/>
      <text:p text:style-name="P2"/>
      <text:p text:style-name="P2"/>
      <text:p text:style-name="P4">Agent<text:tab/><text:tab/><text:tab/><text:tab/><text:tab/><text:tab/><text:tab/><text:tab/><text:tab/><text:span text:style-name="T5">Role</text:span></text:p>
      <text:p text:style-name="P7"><text:span text:style-name="T3">----------</text:span><text:tab/><text:tab/><text:tab/>one to one<text:tab/><text:tab/><text:tab/><text:tab/>-------</text:p>
      <text:p text:style-name="P7"><draw:line text:anchor-type="paragraph" draw:z-index="6" draw:name="Shape7" draw:style-name="gr1" draw:text-style-name="P8" svg:x1="3.6445in" svg:y1="0.1102in" svg:x2="4.0091in" svg:y2="0.2976in"><text:p/></draw:line><text:span text:style-name="T3">1.firstName</text:span><text:tab/><text:tab/><text:tab/><text:tab/><text:tab/><text:tab/><text:tab/><text:tab/>1.roleName</text:p>
      <text:p text:style-name="P7"><draw:line text:anchor-type="paragraph" draw:z-index="5" draw:name="Shape6" draw:style-name="gr1" draw:text-style-name="P8" svg:x1="1.5193in" svg:y1="0.1268in" svg:x2="3.863in" svg:y2="0.1165in"><text:p/></draw:line><draw:line text:anchor-type="paragraph" draw:z-index="7" draw:name="Shape8" draw:style-name="gr1" draw:text-style-name="P8" svg:x1="4.0091in" svg:y1="0.1063in" svg:x2="3.728in" svg:y2="0.3461in"><text:p/></draw:line><text:span text:style-name="T3">2.lastName</text:span><text:tab/><text:tab/><text:tab/><text:tab/><text:tab/><text:tab/><text:tab/><text:tab/>2.roleDescription</text:p>
      <text:p text:style-name="P7"><text:span text:style-name="T3">3.emailId</text:span><text:tab/><text:tab/><text:tab/><text:tab/><text:tab/><text:tab/><text:tab/><text:tab/>3.creationDate</text:p>
      <text:p text:style-name="P7"><text:span text:style-name="T3">4.phoneNumber</text:span><text:tab/><text:tab/><text:tab/><text:tab/><text:tab/><text:tab/><text:tab/>4.updatationDate</text:p>
      <text:p text:style-name="P4">5.<text:span text:style-name="T4">creationDate</text:span></text:p>
      <text:p text:style-name="P7"><text:span text:style-name="T4">6.updationDate</text:span><text:tab/><text:tab/><text:tab/><text:tab/><text:tab/><text:tab/><text:tab/></text:p>
      <text:p text:style-name="P7"/>
      <text:p text:style-name="P5"/>
      <text:p text:style-name="P5"/>
      <text:p text:style-name="P6"><text:span text:style-name="T5">Note:-</text:span></text:p>
      <text:p text:style-name="P7">Some Basic roles</text:p>
      <text:p text:style-name="P6">Role <text:s/>(<text:span text:style-name="T5">Finance, Customer</text:span>-<text:span text:style-name="T5">support, admin, supervisor, delivery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5eec6" officeooo:paragraph-rsid="0015eec6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ntities for Support Applica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13:14:54.478000000</meta:creation-date>
    <dc:date>2020-07-20T15:25:50.098000000</dc:date>
    <meta:editing-duration>PT7M25S</meta:editing-duration>
    <meta:editing-cycles>1</meta:editing-cycles>
    <meta:document-statistic meta:table-count="0" meta:image-count="0" meta:object-count="0" meta:page-count="1" meta:paragraph-count="22" meta:word-count="50" meta:character-count="618" meta:non-whitespace-character-count="465"/>
    <meta:generator>Trio_Office/6.2.8.2$Windows_x86 LibreOffice_project/</meta:generator>
  </office:meta>
</office:document-meta>
</file>